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s://static.scan.co.uk/images/products/mediumthumbnails/1359668-mt-a.jpg" draw:style-name="gr1" draw:text-style-name="P1" svg:width="15.87mm" svg:height="15.87mm" svg:x="45.15mm" svg:y="9.03mm">
            <draw:image xlink:href="https://static.scan.co.uk/images/products/mediumthumbnails/1359668-mt-a.jpg" xlink:type="simple" xlink:show="embed" xlink:actuate="onLoad">
              <text:p/>
            </draw:image>
          </draw:frame>
          <draw:frame draw:z-index="1" draw:name="https://static.scan.co.uk/images/products/mediumthumbnails/1668815-mt-a.jpg" draw:style-name="gr1" draw:text-style-name="P1" svg:width="15.87mm" svg:height="15.87mm" svg:x="45.15mm" svg:y="18.06mm">
            <draw:image xlink:href="https://static.scan.co.uk/images/products/mediumthumbnails/1668815-mt-a.jpg" xlink:type="simple" xlink:show="embed" xlink:actuate="onLoad">
              <text:p/>
            </draw:image>
          </draw:frame>
          <draw:frame draw:z-index="2" draw:name="https://static.scan.co.uk/images/products/mediumthumbnails/2132001-mt-a.jpg" draw:style-name="gr1" draw:text-style-name="P1" svg:width="15.87mm" svg:height="15.87mm" svg:x="45.15mm" svg:y="31.6mm">
            <draw:image xlink:href="https://static.scan.co.uk/images/products/mediumthumbnails/2132001-mt-a.jpg" xlink:type="simple" xlink:show="embed" xlink:actuate="onLoad">
              <text:p/>
            </draw:image>
          </draw:frame>
          <draw:frame draw:z-index="3" draw:name="https://static.scan.co.uk/images/products/mediumthumbnails/2356554-mt-a.jpg" draw:style-name="gr1" draw:text-style-name="P1" svg:width="15.87mm" svg:height="15.87mm" svg:x="45.15mm" svg:y="45.15mm">
            <draw:image xlink:href="https://static.scan.co.uk/images/products/mediumthumbnails/2356554-mt-a.jpg" xlink:type="simple" xlink:show="embed" xlink:actuate="onLoad">
              <text:p/>
            </draw:image>
          </draw:frame>
          <draw:frame draw:z-index="4" draw:name="https://static.scan.co.uk/images/products/mediumthumbnails/2368242-mt-a.jpg" draw:style-name="gr1" draw:text-style-name="P1" svg:width="15.87mm" svg:height="15.87mm" svg:x="45.15mm" svg:y="58.7mm">
            <draw:image xlink:href="https://static.scan.co.uk/images/products/mediumthumbnails/2368242-mt-a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Your Basket 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nit Price</text:p>
            <text:p>Ex VAT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Link N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 VAT</text:p>
          </table:table-cell>
          <table:table-cell table:style-name="ce2" office:value-type="string" calcext:value-type="string">
            <text:p>Inc VAT</text:p>
          </table:table-cell>
          <table:table-cell table:style-name="ce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11.51</text:p>
          </table:table-cell>
          <table:table-cell table:style-name="ce5"/>
          <table:table-cell table:style-name="ce1" office:value-type="string" calcext:value-type="string">
            <text:p>LN36298</text:p>
            <text:p>In Stock </text:p>
          </table:table-cell>
          <table:table-cell table:style-name="ce1" office:value-type="string" calcext:value-type="string">
            <text:p><text:a xlink:href="http://www.scan.co.uk/products/2gb-corsair-ddr3-xms3-pc3-10666-%281333%29-non-ecc-unbuffered-cas-9-9-9-24-150v" xlink:type="simple">2GB Corsair DDR3 XMS3, PC3-10666 (1333), Non-ECC Unbuffered, CAS 9-9-9-24, 1.50V </text:a> </text:p>
          </table:table-cell>
          <table:table-cell table:style-name="ce3" office:value-type="string" calcext:value-type="string">
            <text:p>£92.08</text:p>
          </table:table-cell>
          <table:table-cell table:style-name="ce6" office:value-type="float" office:value="110.5" calcext:value-type="float">
            <text:p>110.50</text:p>
          </table:table-cell>
          <table:table-cell table:style-name="ce5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£11.50</text:p>
          </table:table-cell>
          <table:table-cell table:style-name="ce5"/>
          <table:table-cell table:style-name="ce1" office:value-type="string" calcext:value-type="string">
            <text:p>LN42411</text:p>
            <text:p>In Stock </text:p>
          </table:table-cell>
          <table:table-cell table:style-name="ce1" office:value-type="string" calcext:value-type="string">
            <text:p><text:a xlink:href="http://www.scan.co.uk/products/500w-ace-psuace500br-single-rail-1x120mm-fan-atx-v203-psu" xlink:type="simple">500W ACE PSUACE500BR Single Rail, 1x120mm Fan, ATX v2.03, PSU </text:a> </text:p>
          </table:table-cell>
          <table:table-cell table:style-name="ce3" office:value-type="string" calcext:value-type="string">
            <text:p>£46.00</text:p>
          </table:table-cell>
          <table:table-cell table:style-name="ce6" office:value-type="float" office:value="55.2" calcext:value-type="float">
            <text:p>55.20</text:p>
          </table:table-cell>
          <table:table-cell table:style-name="ce5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£25.50</text:p>
          </table:table-cell>
          <table:table-cell table:style-name="ce5"/>
          <table:table-cell table:style-name="ce1" office:value-type="string" calcext:value-type="string">
            <text:p>LN50811</text:p>
            <text:p>In Stock </text:p>
          </table:table-cell>
          <table:table-cell table:style-name="ce1" office:value-type="string" calcext:value-type="string">
            <text:p><text:a xlink:href="http://www.scan.co.uk/products/500gb-seagate-st500lt012-momentus-thin-sata-6gb-s-25-5400rpm-16mb-cache" xlink:type="simple">500GB Seagate ST500LT012 Momentus Thin SATA 6Gb/s 2.5" 5400rpm 16mb Cache </text:a> </text:p>
          </table:table-cell>
          <table:table-cell table:style-name="ce3" office:value-type="string" calcext:value-type="string">
            <text:p>£102.00</text:p>
          </table:table-cell>
          <table:table-cell table:style-name="ce6" office:value-type="float" office:value="122.4" calcext:value-type="float">
            <text:p>122.40</text:p>
          </table:table-cell>
          <table:table-cell table:style-name="ce5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£16.26</text:p>
          </table:table-cell>
          <table:table-cell table:style-name="ce5"/>
          <table:table-cell table:style-name="ce1" office:value-type="string" calcext:value-type="string">
            <text:p>LN56393</text:p>
            <text:p>In Stock </text:p>
          </table:table-cell>
          <table:table-cell table:style-name="ce1" office:value-type="string" calcext:value-type="string">
            <text:p><text:a xlink:href="http://www.scan.co.uk/products/amd-sempron-2650-am1-kabini-dual-core-145ghz-clock-2mb-cache-25w-cpu-retail" xlink:type="simple">AMD Sempron 2650, AM1, Kabini, Dual Core, 1.45GHz Clock, 2MB Cache, 25W, CPU, Retail </text:a> </text:p>
          </table:table-cell>
          <table:table-cell table:style-name="ce3" office:value-type="string" calcext:value-type="string">
            <text:p>£65.04</text:p>
          </table:table-cell>
          <table:table-cell table:style-name="ce6" office:value-type="float" office:value="78.05" calcext:value-type="float">
            <text:p>78.05</text:p>
          </table:table-cell>
          <table:table-cell table:style-name="ce5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£23.00</text:p>
          </table:table-cell>
          <table:table-cell table:style-name="ce5"/>
          <table:table-cell table:style-name="ce1" office:value-type="string" calcext:value-type="string">
            <text:p>LN56406</text:p>
            <text:p>In Stock </text:p>
          </table:table-cell>
          <table:table-cell table:style-name="ce1" office:value-type="string" calcext:value-type="string">
            <text:p><text:a xlink:href="http://www.scan.co.uk/products/asus-am1i-a-am1-s-am1-ddr3-sata-iii-6gb-s-pcie-20-%28x4%29-vga-dvi-d-hdmi-mini-itx" xlink:type="simple">Asus AM1I-A, AM1, S AM1, DDR3, SATA III 6Gb/s, PCIe 2.0 (x4), VGA/DVI-D/HDMI, Mini ITX </text:a> </text:p>
          </table:table-cell>
          <table:table-cell table:style-name="ce3" office:value-type="string" calcext:value-type="string">
            <text:p>£92.00</text:p>
          </table:table-cell>
          <table:table-cell table:style-name="ce6" office:value-type="float" office:value="110.4" calcext:value-type="float">
            <text:p>110.4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8" table:formula="of:=SUM([.G3:.G14])" office:value-type="float" office:value="476.55" calcext:value-type="float">
            <text:p>476.55</text:p>
          </table:table-cell>
          <table:table-cell/>
        </table:table-row>
      </table:table>
      <table:table table:name="Sheet2" table:style-name="ta1">
        <table:shapes>
          <draw:frame draw:z-index="0" draw:name="https://static.scan.co.uk/images/products/mediumthumbnails/1559140-mt-a.jpg" draw:style-name="gr1" draw:text-style-name="P1" svg:width="15.87mm" svg:height="15.87mm" svg:x="45.15mm" svg:y="9.03mm">
            <draw:image xlink:href="https://static.scan.co.uk/images/products/mediumthumbnails/1559140-mt-a.jpg" xlink:type="simple" xlink:show="embed" xlink:actuate="onLoad">
              <text:p/>
            </draw:image>
          </draw:frame>
          <draw:frame draw:z-index="1" draw:name="https://static.scan.co.uk/images/products/mediumthumbnails/1668815-mt-a.jpg" draw:style-name="gr1" draw:text-style-name="P1" svg:width="15.87mm" svg:height="15.87mm" svg:x="45.15mm" svg:y="18.06mm">
            <draw:image xlink:href="https://static.scan.co.uk/images/products/mediumthumbnails/1668815-mt-a.jpg" xlink:type="simple" xlink:show="embed" xlink:actuate="onLoad">
              <text:p/>
            </draw:image>
          </draw:frame>
          <draw:frame draw:z-index="2" draw:name="https://static.scan.co.uk/images/products/mediumthumbnails/2164791-mt-a.jpg" draw:style-name="gr1" draw:text-style-name="P1" svg:width="15.87mm" svg:height="15.87mm" svg:x="45.15mm" svg:y="31.6mm">
            <draw:image xlink:href="https://static.scan.co.uk/images/products/mediumthumbnails/2164791-mt-a.jpg" xlink:type="simple" xlink:show="embed" xlink:actuate="onLoad">
              <text:p/>
            </draw:image>
          </draw:frame>
          <draw:frame draw:z-index="3" draw:name="https://static.scan.co.uk/images/products/mediumthumbnails/2217355-mt-a.jpg" draw:style-name="gr1" draw:text-style-name="P1" svg:width="15.87mm" svg:height="15.87mm" svg:x="45.15mm" svg:y="45.15mm">
            <draw:image xlink:href="https://static.scan.co.uk/images/products/mediumthumbnails/2217355-mt-a.jpg" xlink:type="simple" xlink:show="embed" xlink:actuate="onLoad">
              <text:p/>
            </draw:image>
          </draw:frame>
          <draw:frame draw:z-index="4" draw:name="https://static.scan.co.uk/images/products/mediumthumbnails/2223260-mt-a.jpg" draw:style-name="gr1" draw:text-style-name="P1" svg:width="15.87mm" svg:height="15.87mm" svg:x="45.15mm" svg:y="58.7mm">
            <draw:image xlink:href="https://static.scan.co.uk/images/products/mediumthumbnails/2223260-mt-a.jpg" xlink:type="simple" xlink:show="embed" xlink:actuate="onLoad">
              <text:p/>
            </draw:image>
          </draw:frame>
          <draw:frame draw:z-index="5" draw:name="https://static.scan.co.uk/images/products/mediumthumbnails/2440642-mt-a.jpg" draw:style-name="gr1" draw:text-style-name="P1" svg:width="15.87mm" svg:height="15.87mm" svg:x="45.15mm" svg:y="72.24mm">
            <draw:image xlink:href="https://static.scan.co.uk/images/products/mediumthumbnails/2440642-mt-a.jp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Your Basket 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nit Price</text:p>
            <text:p>Ex VAT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Link N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 VAT</text:p>
          </table:table-cell>
          <table:table-cell table:style-name="ce2" office:value-type="string" calcext:value-type="string">
            <text:p>Inc VAT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57.97</text:p>
          </table:table-cell>
          <table:table-cell table:style-name="ce5"/>
          <table:table-cell table:style-name="ce1" office:value-type="string" calcext:value-type="string">
            <text:p>LN40540</text:p>
            <text:p>In Stock </text:p>
          </table:table-cell>
          <table:table-cell table:style-name="ce1" office:value-type="string" calcext:value-type="string">
            <text:p><text:a xlink:href="http://www.scan.co.uk/products/asus-m5a97-r20-amd-970-sam3plus-ddr3-pcie-20-%28x16%29-quad-crossfirex-atx" xlink:type="simple">Asus M5A97 R2.0, AMD 970, SAM3+, DDR3, PCIe 2.0 (x16), Quad CrossFireX, ATX </text:a> </text:p>
          </table:table-cell>
          <table:table-cell table:style-name="ce3" office:value-type="string" calcext:value-type="string">
            <text:p>£463.76</text:p>
          </table:table-cell>
          <table:table-cell table:style-name="ce3" office:value-type="string" calcext:value-type="string">
            <text:p>£556.51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11.50</text:p>
          </table:table-cell>
          <table:table-cell table:style-name="ce5"/>
          <table:table-cell table:style-name="ce1" office:value-type="string" calcext:value-type="string">
            <text:p>LN42411</text:p>
            <text:p>In Stock </text:p>
          </table:table-cell>
          <table:table-cell table:style-name="ce1" office:value-type="string" calcext:value-type="string">
            <text:p><text:a xlink:href="http://www.scan.co.uk/products/500w-ace-psuace500br-single-rail-1x120mm-fan-atx-v203-psu" xlink:type="simple">500W ACE PSUACE500BR Single Rail, 1x120mm Fan, ATX v2.03, PSU </text:a> </text:p>
          </table:table-cell>
          <table:table-cell table:style-name="ce3" office:value-type="string" calcext:value-type="string">
            <text:p>£92.00</text:p>
          </table:table-cell>
          <table:table-cell table:style-name="ce3" office:value-type="string" calcext:value-type="string">
            <text:p>£110.4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100.40</text:p>
          </table:table-cell>
          <table:table-cell table:style-name="ce5"/>
          <table:table-cell table:style-name="ce1" office:value-type="string" calcext:value-type="string">
            <text:p>LN51674</text:p>
            <text:p>In Stock </text:p>
          </table:table-cell>
          <table:table-cell table:style-name="ce1" office:value-type="string" calcext:value-type="string">
            <text:p><text:a xlink:href="http://www.scan.co.uk/products/4tb-seagate-st4000vn000-nas-24x7-35-sata-3-6gb-s-5900rpm-64mb-cache-ncq-oem" xlink:type="simple">4TB Seagate ST4000VN000 NAS 24x7 SATA 6GB/s ,5900RPM, 64Mb Cache 8ms NCQ OEM </text:a> </text:p>
            <text:p>FREE ScanFX Hard Drive Cooler worth £4.78 </text:p>
          </table:table-cell>
          <table:table-cell table:style-name="ce3" office:value-type="string" calcext:value-type="string">
            <text:p>£803.20</text:p>
          </table:table-cell>
          <table:table-cell table:style-name="ce3" office:value-type="string" calcext:value-type="string">
            <text:p>£963.8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28.60</text:p>
          </table:table-cell>
          <table:table-cell table:style-name="ce5"/>
          <table:table-cell table:style-name="ce1" office:value-type="string" calcext:value-type="string">
            <text:p>LN52991</text:p>
            <text:p>In Stock </text:p>
          </table:table-cell>
          <table:table-cell table:style-name="ce1" office:value-type="string" calcext:value-type="string">
            <text:p><text:a xlink:href="http://www.scan.co.uk/products/60gb-kingston-ssdnow-v300-25-ssd-mlc-flash-read-450mb-s-write-450mb-s-85000-iops-60000-iops-max" xlink:type="simple">60GB Kingston SSDNow V300, 2.5" SSD, MLC-Flash, Read 450MB/s, Write 450MB/s, 85000 IOPS 60000 IOPS Max. </text:a> </text:p>
          </table:table-cell>
          <table:table-cell table:style-name="ce3" office:value-type="string" calcext:value-type="string">
            <text:p>£228.80</text:p>
          </table:table-cell>
          <table:table-cell table:style-name="ce3" office:value-type="string" calcext:value-type="string">
            <text:p>£274.5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66.66</text:p>
          </table:table-cell>
          <table:table-cell table:style-name="ce5"/>
          <table:table-cell table:style-name="ce1" office:value-type="string" calcext:value-type="string">
            <text:p>LN53120</text:p>
            <text:p>In Stock </text:p>
          </table:table-cell>
          <table:table-cell table:style-name="ce1" office:value-type="string" calcext:value-type="string">
            <text:p><text:a xlink:href="http://www.scan.co.uk/products/16gb-%282x8gb%29-corsair-ddr3-vengeance-pro-series-red-pc3-19200-%282400%29-non-ecc-unbuffered-cas-11-13-13-" xlink:type="simple">16GB (2x8GB) Corsair DDR3 Vengeance Pro Series Red, PC3-19200 (2400), Non-ECC Unbuffered, CAS 11-13-13-31, XMP, 1.65V </text:a> </text:p>
          </table:table-cell>
          <table:table-cell table:style-name="ce3" office:value-type="string" calcext:value-type="string">
            <text:p>£533.28</text:p>
          </table:table-cell>
          <table:table-cell table:style-name="ce3" office:value-type="string" calcext:value-type="string">
            <text:p>£639.9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£81.82</text:p>
          </table:table-cell>
          <table:table-cell table:style-name="ce5"/>
          <table:table-cell table:style-name="ce1" office:value-type="string" calcext:value-type="string">
            <text:p>LN59569</text:p>
            <text:p>In Stock </text:p>
          </table:table-cell>
          <table:table-cell table:style-name="ce1" office:value-type="string" calcext:value-type="string">
            <text:p><text:a xlink:href="http://www.scan.co.uk/products/amd-fx-8320e-8-core-am3plus-clock-32ghz-turbo-4ghz-8mb-l3-cache-95w-cpu-retail" xlink:type="simple">AMD FX 8320E, 8 Core, AM3+, Clock 3.2GHz, Turbo 4GHz, 8MB L3 Cache, 95W, CPU, Retail </text:a> </text:p>
          </table:table-cell>
          <table:table-cell table:style-name="ce3" office:value-type="string" calcext:value-type="string">
            <text:p>£654.56</text:p>
          </table:table-cell>
          <table:table-cell table:style-name="ce3" office:value-type="string" calcext:value-type="string">
            <text:p>£785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4:24:51.568144633</meta:creation-date>
    <dc:date>2015-07-26T14:51:06.141024031</dc:date>
    <meta:editing-duration>PT11M4S</meta:editing-duration>
    <meta:editing-cycles>1</meta:editing-cycles>
    <meta:document-statistic meta:table-count="2" meta:cell-count="83" meta:object-count="11"/>
    <meta:generator>LibreOffice/4.4.4.3$Linux_X86_64 LibreOffice_project/40m0$Build-3</meta:generator>
  </office:meta>
</office:document-meta>
</file>